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6af6" officeooo:paragraph-rsid="00016af6"/>
    </style:style>
    <style:style style:name="P2" style:family="paragraph" style:parent-style-name="Standard">
      <style:text-properties officeooo:paragraph-rsid="00016af6"/>
    </style:style>
    <style:style style:name="T1" style:family="text">
      <style:text-properties officeooo:rsid="00016af6"/>
    </style:style>
    <style:style style:name="T2" style:family="text">
      <style:text-properties style:font-name="Liberation Sans" fo:font-size="16.1000003814697pt" fo:font-weight="bold" officeooo:rsid="00016af6" style:font-name-asian="Microsoft YaHei" style:font-size-asian="16.1000003814697pt" style:font-weight-asian="bold" style:font-name-complex="Arial" style:font-size-complex="16.1000003814697pt" style:font-weight-complex="bold"/>
    </style:style>
    <style:style style:name="T3" style:family="text">
      <style:text-properties style:font-name="Liberation Sans" fo:font-size="28pt" fo:font-weight="bold" officeooo:rsid="00016af6" style:font-name-asian="Microsoft YaHei" style:font-size-asian="28pt" style:font-weight-asian="bold" style:font-name-complex="Arial" style:font-size-complex="28pt" style:font-weight-complex="bold"/>
    </style:style>
    <style:style style:name="T4" style:family="text">
      <style:text-properties officeooo:rsid="00057183"/>
    </style:style>
    <style:style style:name="T5" style:family="text">
      <style:text-properties officeooo:rsid="0005c2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Magic</text:span> without <text:span text:style-name="T3">game</text:span><text:span text:style-name="T2"> </text:span>engine</text:p>
      <text:p text:style-name="P1">Build a feature of magic without using engine, by keeping in mind to get it hooked into engine later.</text:p>
      <text:p text:style-name="P1"/>
      <text:p text:style-name="P1">It needs a tree with modifiable parameters and magic spell that affects them for a while.</text:p>
      <text:p text:style-name="P1"/>
      <text:p text:style-name="P1">Note that time isn’t implemented yet.</text:p>
      <text:p text:style-name="P1"/>
      <text:p text:style-name="P1"/>
      <text:p text:style-name="P1">________________________________________________________________________________</text:p>
      <text:h text:style-name="Heading_20_3" text:outline-level="3">Te<text:span text:style-name="T1">c</text:span>hnical breakdown:</text:h>
      <text:p text:style-name="P1">Game features:</text:p>
      <text:p text:style-name="P2"><text:span text:style-name="T1">- </text:span><text:span text:style-name="T5">rock</text:span></text:p>
      <text:p text:style-name="P1">- magic spell</text:p>
      <text:p text:style-name="P1">- magic user with input</text:p>
      <text:p text:style-name="P1"/>
      <text:p text:style-name="P1">Backend:</text:p>
      <text:p text:style-name="P1">- generally modifiable data</text:p>
      <text:p text:style-name="P1">- extendable spells</text:p>
      <text:p text:style-name="P1">- objects that the whole world will be made of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23:14:46.602000000</meta:creation-date>
    <dc:date>2020-06-16T14:18:40.857000000</dc:date>
    <meta:editing-duration>PT7M38S</meta:editing-duration>
    <meta:editing-cycles>3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4" meta:word-count="78" meta:character-count="508" meta:non-whitespace-character-count="444"/>
  </office:meta>
</office:document-meta>
</file>